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2d5fa" officeooo:paragraph-rsid="0002d5f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officeooo:rsid="0002d5fa" officeooo:paragraph-rsid="0002d5f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3f2c9" officeooo:paragraph-rsid="0003f2c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45ea9" officeooo:paragraph-rsid="00045ea9"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language="vi" fo:country="VN" fo:font-weight="bold" officeooo:rsid="0004e5da" officeooo:paragraph-rsid="0004e5da"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normal" officeooo:rsid="0002d5fa" officeooo:paragraph-rsid="0002d5fa" style:font-size-asian="12.25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fo:font-weight="bold" officeooo:rsid="0002d5fa" officeooo:paragraph-rsid="0002d5fa" style:font-size-asian="12.25pt" style:font-weight-asian="bold" style:font-size-complex="14pt" style:font-weight-complex="bold"/>
    </style:style>
    <style:style style:name="P8" style:family="paragraph" style:parent-style-name="Standard" style:list-style-name="L1">
      <style:paragraph-properties fo:text-align="start" style:justify-single-word="false"/>
      <style:text-properties fo:font-size="14pt" fo:font-weight="bold" officeooo:rsid="0003bbb2" officeooo:paragraph-rsid="0003bbb2" style:font-size-asian="12.25pt" style:font-weight-asian="bold" style:font-size-complex="14pt" style:font-weight-complex="bold"/>
    </style:style>
    <style:style style:name="P9" style:family="paragraph" style:parent-style-name="Standard" style:list-style-name="L1">
      <style:paragraph-properties fo:text-align="start" style:justify-single-word="false"/>
      <style:text-properties fo:font-size="14pt" fo:font-weight="bold" officeooo:rsid="0003f2c9" officeooo:paragraph-rsid="0003f2c9" style:font-size-asian="12.25pt" style:font-weight-asian="bold" style:font-size-complex="14pt" style:font-weight-complex="bold"/>
    </style:style>
    <style:style style:name="P10" style:family="paragraph" style:parent-style-name="Standard" style:list-style-name="L2">
      <style:paragraph-properties fo:text-align="start" style:justify-single-word="false"/>
      <style:text-properties fo:font-size="14pt" fo:font-weight="bold" officeooo:rsid="0004e5da" officeooo:paragraph-rsid="0004e5da" style:font-size-asian="12.25pt" style:font-weight-asian="bold" style:font-size-complex="14pt" style:font-weight-complex="bold"/>
    </style:style>
    <style:style style:name="P11" style:family="paragraph" style:parent-style-name="Standard" style:list-style-name="L1">
      <style:paragraph-properties fo:text-align="start" style:justify-single-word="false"/>
      <style:text-properties fo:font-size="14pt" fo:font-weight="bold" officeooo:rsid="000eb440" officeooo:paragraph-rsid="000eb440" style:font-size-asian="12.25pt" style:font-weight-asian="bold" style:font-size-complex="14pt" style:font-weight-complex="bold"/>
    </style:style>
    <style:style style:name="P12" style:family="paragraph" style:parent-style-name="Standard" style:list-style-name="L1">
      <style:paragraph-properties fo:text-align="start" style:justify-single-word="false"/>
      <style:text-properties fo:font-size="14pt" fo:language="vi" fo:country="VN" fo:font-weight="normal" officeooo:rsid="0003bbb2" officeooo:paragraph-rsid="0003bbb2" style:font-size-asian="12.25pt" style:font-weight-asian="normal" style:font-size-complex="14pt" style:font-weight-complex="normal"/>
    </style:style>
    <style:style style:name="P13" style:family="paragraph" style:parent-style-name="Standard" style:list-style-name="L2">
      <style:paragraph-properties fo:text-align="start" style:justify-single-word="false"/>
      <style:text-properties fo:font-size="14pt" fo:language="vi" fo:country="VN" fo:font-weight="normal" officeooo:rsid="0004e5da" officeooo:paragraph-rsid="0004e5da" style:font-size-asian="12.25pt" style:font-weight-asian="normal" style:font-size-complex="14pt" style:font-weight-complex="normal"/>
    </style:style>
    <style:style style:name="P14" style:family="paragraph" style:parent-style-name="Standard">
      <style:paragraph-properties fo:text-align="end" style:justify-single-word="false"/>
      <style:text-properties fo:font-size="14pt" fo:language="vi" fo:country="VN" fo:font-weight="normal" officeooo:rsid="000a9489" officeooo:paragraph-rsid="000b813b" style:font-size-asian="12.25pt" style:font-weight-asian="normal" style:font-size-complex="14pt" style:font-weight-complex="normal"/>
    </style:style>
    <style:style style:name="P15" style:family="paragraph" style:parent-style-name="Standard" style:list-style-name="L2">
      <style:paragraph-properties fo:text-align="start" style:justify-single-word="false"/>
      <style:text-properties fo:font-size="14pt" fo:language="vi" fo:country="VN" fo:font-weight="bold" officeooo:rsid="0004e5da" officeooo:paragraph-rsid="0004e5da" style:font-size-asian="12.25pt" style:font-weight-asian="bold" style:font-size-complex="14pt" style:font-weight-complex="bold"/>
    </style:style>
    <style:style style:name="P16" style:family="paragraph" style:parent-style-name="Standard" style:list-style-name="L2">
      <style:paragraph-properties fo:text-align="start" style:justify-single-word="false"/>
      <style:text-properties fo:font-size="14pt" fo:language="vi" fo:country="VN" fo:font-weight="bold" officeooo:rsid="000807b0" officeooo:paragraph-rsid="0004e5da" style:font-size-asian="12.25pt" style:font-weight-asian="bold" style:font-size-complex="14pt" style:font-weight-complex="bold"/>
    </style:style>
    <style:style style:name="P17" style:family="paragraph" style:parent-style-name="Standard" style:list-style-name="L2">
      <style:paragraph-properties fo:text-align="start" style:justify-single-word="false"/>
      <style:text-properties fo:font-size="14pt" fo:language="vi" fo:country="VN" fo:font-weight="bold" officeooo:rsid="000807b0" officeooo:paragraph-rsid="000807b0" style:font-size-asian="12.25pt" style:font-weight-asian="bold" style:font-size-complex="14pt" style:font-weight-complex="bold"/>
    </style:style>
    <style:style style:name="P18" style:family="paragraph" style:parent-style-name="Standard" style:list-style-name="L2">
      <style:paragraph-properties fo:text-align="start" style:justify-single-word="false"/>
      <style:text-properties fo:font-size="14pt" fo:language="vi" fo:country="VN" fo:font-weight="bold" officeooo:rsid="00092a0e" officeooo:paragraph-rsid="00092a0e" style:font-size-asian="12.25pt" style:font-weight-asian="bold" style:font-size-complex="14pt" style:font-weight-complex="bold"/>
    </style:style>
    <style:style style:name="P19" style:family="paragraph" style:parent-style-name="Standard" style:list-style-name="L2">
      <style:paragraph-properties fo:text-align="start" style:justify-single-word="false"/>
      <style:text-properties fo:font-size="14pt" fo:language="vi" fo:country="VN" fo:font-weight="bold" officeooo:rsid="000b813b" officeooo:paragraph-rsid="000b813b" style:font-size-asian="12.25pt" style:font-weight-asian="bold" style:font-size-complex="14pt" style:font-weight-complex="bold"/>
    </style:style>
    <style:style style:name="P20" style:family="paragraph" style:parent-style-name="Standard" style:list-style-name="L2">
      <style:paragraph-properties fo:text-align="start" style:justify-single-word="false"/>
      <style:text-properties fo:font-size="14pt" fo:language="vi" fo:country="VN" fo:font-weight="bold" officeooo:rsid="000eb440" officeooo:paragraph-rsid="000eb440"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896f9" style:font-weight-asian="normal" style:font-weight-complex="normal"/>
    </style:style>
    <style:style style:name="T3" style:family="text">
      <style:text-properties fo:font-weight="normal" officeooo:rsid="000a9489" style:font-weight-asian="normal" style:font-weight-complex="normal"/>
    </style:style>
    <style:style style:name="T4" style:family="text">
      <style:text-properties fo:font-weight="normal" officeooo:rsid="000bbe8b" style:font-weight-asian="normal" style:font-weight-complex="normal"/>
    </style:style>
    <style:style style:name="T5" style:family="text">
      <style:text-properties fo:font-weight="normal" officeooo:rsid="000d8e95" style:font-weight-asian="normal" style:font-weight-complex="normal"/>
    </style:style>
    <style:style style:name="T6" style:family="text">
      <style:text-properties fo:font-weight="normal" officeooo:rsid="000eb440" style:font-weight-asian="normal" style:font-weight-complex="normal"/>
    </style:style>
    <style:style style:name="T7" style:family="text">
      <style:text-properties fo:font-weight="normal" officeooo:rsid="000fcf50" style:font-weight-asian="normal" style:font-weight-complex="normal"/>
    </style:style>
    <style:style style:name="T8" style:family="text">
      <style:text-properties fo:language="vi" fo:country="VN"/>
    </style:style>
    <style:style style:name="T9" style:family="text">
      <style:text-properties fo:language="vi" fo:country="VN" fo:font-weight="normal" style:font-weight-asian="normal" style:font-weight-complex="normal"/>
    </style:style>
    <style:style style:name="T10" style:family="text">
      <style:text-properties fo:language="vi" fo:country="VN" fo:font-weight="normal" officeooo:rsid="0003bbb2" style:font-weight-asian="normal" style:font-weight-complex="normal"/>
    </style:style>
    <style:style style:name="T11" style:family="text">
      <style:text-properties officeooo:rsid="0003f2c9"/>
    </style:style>
    <style:style style:name="T12" style:family="text">
      <style:text-properties officeooo:rsid="000896f9"/>
    </style:style>
    <style:style style:name="T13" style:family="text">
      <style:text-properties officeooo:rsid="000a94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UTES AND <text:span text:style-name="T11">CONTROLLER </text:span>(RAILS)</text:p>
      <text:p text:style-name="P1"/>
      <text:p text:style-name="P4">ROUTES</text:p>
      <text:list xml:id="list3754067120561262828" text:style-name="L1">
        <text:list-item>
          <text:p text:style-name="P7">Resource: <text:span text:style-name="T1">Giúp khai báo các đường dẫn trong một dòng duy nhất mà không phải phân tán ra nhiều các đường dẫn khác </text:span><text:span text:style-name="T9">nhau (edit, create, update, destroy).</text:span></text:p>
          <text:p text:style-name="P7"><text:span text:style-name="T9">Ví dụ: Ta có một đường dẫn </text:span>User<text:span text:style-name="T9"> (/user) </text:span><text:span text:style-name="T10"><text:s/>thì đường dẫn đã có sẵn các lệnh edit, delete, update,.. để cho chúng ta có thể tùy ý để gọi. </text:span></text:p>
        </text:list-item>
        <text:list-item>
          <text:p text:style-name="P7"><text:span text:style-name="T8">Only/Expect:</text:span><text:span text:style-name="T9"> Only </text:span><text:span text:style-name="T10">chỉ hiện những hành động được chỉ định cụ thể. Trái ngược với Only, Expect sẽ loại bỏ những hành động được chỉ ra cụ thể.</text:span></text:p>
          <text:p text:style-name="P12">Ví dụ: về một sản phẩm(product) được hiện thị trên web cho khác hàng.</text:p>
          <text:p text:style-name="P12">resources :product, only: [:index, :show] // Chỉ hiện thị hành động hiện index và hiện thị các danh sách sản phâmr</text:p>
          <text:p text:style-name="P12">resources :product, expect: [:index, :show] <text:s/>// Loại bỏ hành động index và show</text:p>
        </text:list-item>
        <text:list-item>
          <text:p text:style-name="P8"><text:span text:style-name="T8">Collection: </text:span><text:span text:style-name="T9">Loại bỏ params id ra khỏi đường dẫn. Giúp câu lệnh ngắn gọn và rõ ràng hơn</text:span></text:p>
        </text:list-item>
        <text:list-item>
          <text:p text:style-name="P9"><text:span text:style-name="T8">Namespace: </text:span><text:span text:style-name="T9">Giúp thêm một tiền tố trước resource và phân loại cấu trúc của phần xử lí giúp ta dễ dàng thao tác hiệu quả hơn.</text:span></text:p>
        </text:list-item>
        <text:list-item>
          <text:p text:style-name="P11"><text:span text:style-name="T8">Nested: </text:span><text:span text:style-name="T9">Dùng để lồng các routes với nhau, url của routes con sẽ chứa params id của routes cha.</text:span></text:p>
        </text:list-item>
      </text:list>
      <text:p text:style-name="P3"/>
      <text:p text:style-name="P5">CONTROLLER</text:p>
      <text:list xml:id="list418227179683348171" text:style-name="L2">
        <text:list-item>
          <text:p text:style-name="P10"><text:span text:style-name="T8">before_action: </text:span><text:span text:style-name="T9">Hành động được kế thừa từ hành động khác. before_action mô tả hành động diễn ra trước một hành động khác được chỉ định cụ thể.</text:span></text:p>
          <text:p text:style-name="P13">Ví dụ: một trang dẫn tới một thư mục chỉ định. Muốn truy cập phải cần quyền đăng nhập trước khi xem được thư mục đó. Ta sẽ có: before_action :require_login // Hành động bắt đăng nhập sẽ diễn ra trước khi truy cập được vào thư mục đó.</text:p>
        </text:list-item>
        <text:list-item>
          <text:p text:style-name="P15">skip_action: <text:span text:style-name="T6">Bảo qua phương thức được yêu cầu trước đó để thực hiện một phướng thức khác.</text:span></text:p>
          <text:p text:style-name="P20"><text:span text:style-name="T6">Ví dụ: </text:span><text:span text:style-name="T1">skip_before_action :required_login, on</text:span><text:span text:style-name="T7">ly: [:new, :create] //Bỏ qua việc kiểm trả đăng nhập khị tạo mới người dùng.</text:span></text:p>
        </text:list-item>
        <text:list-item>
          <text:p text:style-name="P16">Strong params: <text:span text:style-name="T5">Là một phương thức để tránh lỗi bảo mật khi sử dụng tính năng Mass Assignment. Trong đó Mass Assignment đưuọc sử dụng phổ biển cho phép cập nhật một model khi tạo mới hoặc chỉnh sửa bằng hash của ruby.</text:span></text:p>
        </text:list-item>
        <text:list-item>
          <text:p text:style-name="P17">Flash: <text:span text:style-name="T1">Phương Pháp dùng để hiện thị thông báo trên ứng dụng.</text:span></text:p>
          <text:p text:style-name="P17"><text:span text:style-name="T1">Ví dụ: flash[:notice] = “C</text:span><text:span text:style-name="T2">hào mừng User</text:span><text:span text:style-name="T1">” // Đoạn </text:span><text:span text:style-name="T2">code Chào mừng hiện thị trên màn hình, tùy theo mục đích và cách sử dụng ta thay đổi giá trị cho hợp lí.</text:span></text:p>
        </text:list-item>
        <text:list-item>
          <text:p text:style-name="P18"><text:span text:style-name="T12">T</text:span>ransaction:<text:span text:style-name="T1"> </text:span><text:span text:style-name="T3">Giúp toàn vẹn dữ liệu hay có nghĩa nếu trong khi thao tác với cơ sở dữ liệu yêu cầu các câu lệnh phải được thực hiện thành công trước </text:span><text:soft-page-break/><text:span text:style-name="T3">khi được trả về kết quả.</text:span></text:p>
        </text:list-item>
        <text:list-item>
          <text:p text:style-name="P19"><text:span text:style-name="T13">Render/ </text:span>Redirect_to: <text:span text:style-name="T5">Cả hai đều được gọi ở cuối các action của controller.</text:span> <text:span text:style-name="T1">Gọi </text:span><text:span text:style-name="T4">render tạo một response đầy đủ <text:s/>trả về cho browser. Redirect_to dùng để điều hướng browser theo chỉ định. Yêu cầu browser tạo một request tới một URL khác.</text:span></text:p>
          <text:p text:style-name="P20"><text:span text:style-name="T4">Ví dụ: </text:span><text:span text:style-name="T1">render :index // Trả về một phương thức đầy đủ từ index</text:span></text:p>
          <text:p text:style-name="P20"><text:span text:style-name="T1"><text:s text:c="12"/>redirect_to index_url // Điều hướng tới đường dẫn URl </text:span></text:p>
        </text:list-item>
      </text:list>
      <text:p text:style-name="P14"/>
      <text:list xml:id="list92956325284824" text:continue-list="list3754067120561262828" text:style-name="L1">
        <text:list-header>
          <text:p text:style-name="P12"/>
        </text:list-header>
      </text:list>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08:29:41.709126488</meta:creation-date>
    <dc:date>2018-07-23T09:29:55.938921256</dc:date>
    <meta:editing-duration>PT2H25M41S</meta:editing-duration>
    <meta:editing-cycles>5</meta:editing-cycles>
    <meta:generator>LibreOffice/4.2.8.2$Linux_X86_64 LibreOffice_project/420m0$Build-2</meta:generator>
    <meta:document-statistic meta:table-count="0" meta:image-count="0" meta:object-count="0" meta:page-count="2" meta:paragraph-count="24" meta:word-count="527" meta:character-count="2601" meta:non-whitespace-character-count="2101"/>
  </office:meta>
</office:document-meta>
</file>